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4201in" table:align="left"/>
    </style:style>
    <style:style style:name="Table1.A" style:family="table-column">
      <style:table-column-properties style:column-width="1.0882in"/>
    </style:style>
    <style:style style:name="Table1.B" style:family="table-column">
      <style:table-column-properties style:column-width="2.3319in"/>
    </style:style>
    <style:style style:name="Table1.A1" style:family="table-cell">
      <style:table-cell-properties style:vertical-align="middle" fo:padding="0.0194in" fo:border="none"/>
    </style:style>
    <style:style style:name="T1" style:family="text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📈 AI Trading Lab — Command Cheat Sheet (Updated)</text:h>
      <text:h text:style-name="Heading_20_2" text:outline-level="2">Basic Syntax</text:h>
      <text:section text:style-name="Sect1" text:name="code-block-viewer">
        <text:p text:style-name="Preformatted_20_Text">python3 market_agent.py [OPTIONS]</text:p>
      </text:section>
      <text:p text:style-name="Horizontal_20_Line"/>
      <text:h text:style-name="Heading_20_1" text:outline-level="1">🧪 Single Stock Analysis</text:h>
      <text:p text:style-name="Text_20_body">Run default analysis (TSLA, 6 months)</text:p>
      <text:section text:style-name="Sect1" text:name="Section1">
        <text:p text:style-name="Preformatted_20_Text"><text:bookmark text:name="code-block-viewer"/>python3 market_agent.py</text:p>
      </text:section>
      <text:p text:style-name="Text_20_body">Analyze a specific stock</text:p>
      <text:section text:style-name="Sect1" text:name="Section2">
        <text:p text:style-name="Preformatted_20_Text"><text:bookmark text:name="code-block-viewer1"/>python3 market_agent.py --ticker NVDA</text:p>
      </text:section>
      <text:p text:style-name="Text_20_body">Change backtest window</text:p>
      <text:section text:style-name="Sect1" text:name="Section3">
        <text:p text:style-name="Preformatted_20_Text"><text:bookmark text:name="code-block-viewer2"/>python3 market_agent.py --ticker AAPL --window 12</text:p>
      </text:section>
      <text:p text:style-name="Text_20_body">Example:</text:p>
      <text:section text:style-name="Sect1" text:name="Section4">
        <text:p text:style-name="Preformatted_20_Text"><text:bookmark text:name="code-block-viewer3"/>python3 market_agent.py --ticker TSLA --window 24</text:p>
      </text:section>
      <text:p text:style-name="Horizontal_20_Line"/>
      <text:h text:style-name="Heading_20_1" text:outline-level="1">🔴 Live Strategy Competition (NEW)</text:h>
      <text:p text:style-name="Text_20_body">Runs <text:span text:style-name="Strong_20_Emphasis">real-time strategy trading simulation</text:span> using current market data.</text:p>
      <text:section text:style-name="Sect1" text:name="Section5">
        <text:p text:style-name="Preformatted_20_Text"><text:bookmark text:name="code-block-viewer4"/>python3 market_agent.py --ticker NVDA --live</text:p>
      </text:section>
      <text:p text:style-name="Text_20_body">This launches the <text:span text:style-name="Strong_20_Emphasis">Live Strategy Leaderboard</text:span> where strategies compete:</text:p>
      <text:section text:style-name="Sect1" text:name="Section6">
        <text:p text:style-name="Preformatted_20_Text"><text:bookmark text:name="code-block-viewer5"/>LIVE STRATEGY LEADERBOARD</text:p>
        <text:p text:style-name="Preformatted_20_Text">NVDA: 183.41</text:p>
        <text:p text:style-name="Preformatted_20_Text">MA <text:s text:c="14"/>$10,021</text:p>
        <text:p text:style-name="Preformatted_20_Text">MR <text:s text:c="14"/>$10,118</text:p>
        <text:p text:style-name="Preformatted_20_Text">AD <text:s text:c="14"/>$10,044</text:p>
        <text:p text:style-name="Preformatted_20_Text">Leader: MR</text:p>
      </text:section>
      <text:p text:style-name="Text_20_body">Features:</text:p>
      <text:p text:style-name="Text_20_body">• real-time market price<text:line-break/>• independent portfolios per strategy<text:line-break/>• automatic trade execution<text:line-break/>• live strategy leaderboard</text:p>
      <text:p text:style-name="Text_20_body">Runs continuously until stopped.</text:p>
      <text:p text:style-name="Text_20_body">Stop with:</text:p>
      <text:section text:style-name="Sect1" text:name="Section7">
        <text:p text:style-name="Preformatted_20_Text"><text:bookmark text:name="code-block-viewer6"/>CTRL + C</text:p>
      </text:section>
      <text:p text:style-name="Horizontal_20_Line"/>
      <text:h text:style-name="Heading_20_1" text:outline-level="1"><text:soft-page-break/>🔍 Strategy Optimization</text:h>
      <text:p text:style-name="Text_20_body">Run moving average parameter sweep</text:p>
      <text:section text:style-name="Sect1" text:name="Section8">
        <text:p text:style-name="Preformatted_20_Text"><text:bookmark text:name="code-block-viewer7"/>python3 market_agent.py --ticker TSLA --sweep</text:p>
      </text:section>
      <text:p text:style-name="Text_20_body">Tests multiple MA combinations.</text:p>
      <text:p text:style-name="Horizontal_20_Line"/>
      <text:h text:style-name="Heading_20_1" text:outline-level="1">📊 Multi-Stock Scanning</text:h>
      <text:p text:style-name="Text_20_body">Scan S&amp;P500</text:p>
      <text:section text:style-name="Sect1" text:name="Section9">
        <text:p text:style-name="Preformatted_20_Text"><text:bookmark text:name="code-block-viewer8"/>python3 market_agent.py --scan sp500</text:p>
      </text:section>
      <text:p text:style-name="Text_20_body">Limit number of stocks</text:p>
      <text:section text:style-name="Sect1" text:name="Section10">
        <text:p text:style-name="Preformatted_20_Text"><text:bookmark text:name="code-block-viewer9"/>python3 market_agent.py --scan sp500 --limit 20</text:p>
      </text:section>
      <text:p text:style-name="Text_20_body">Good for testing.</text:p>
      <text:p text:style-name="Horizontal_20_Line"/>
      <text:h text:style-name="Heading_20_1" text:outline-level="1">⚡ Parallel Processing</text:h>
      <text:p text:style-name="Text_20_body">Uses all CPU cores.</text:p>
      <text:section text:style-name="Sect1" text:name="Section11">
        <text:p text:style-name="Preformatted_20_Text"><text:bookmark text:name="code-block-viewer10"/>python3 market_agent.py --scan sp500 --parallel</text:p>
      </text:section>
      <text:p text:style-name="Text_20_body">Example:</text:p>
      <text:section text:style-name="Sect1" text:name="Section12">
        <text:p text:style-name="Preformatted_20_Text"><text:bookmark text:name="code-block-viewer11"/>python3 market_agent.py --scan sp500 --limit 50 --parallel</text:p>
      </text:section>
      <text:p text:style-name="Horizontal_20_Line"/>
      <text:h text:style-name="Heading_20_1" text:outline-level="1">📁 Save Reports</text:h>
      <text:p text:style-name="Text_20_body">Outputs charts and CSV files to:</text:p>
      <text:section text:style-name="Sect1" text:name="Section13">
        <text:p text:style-name="Preformatted_20_Text"><text:bookmark text:name="code-block-viewer12"/>reports/</text:p>
      </text:section>
      <text:p text:style-name="Text_20_body">Run with:</text:p>
      <text:section text:style-name="Sect1" text:name="Section14">
        <text:p text:style-name="Preformatted_20_Text"><text:bookmark text:name="code-block-viewer13"/>python3 market_agent.py --scan sp500 --report</text:p>
      </text:section>
      <text:p text:style-name="Text_20_body">Files generated:</text:p>
      <text:section text:style-name="Sect1" text:name="Section15">
        <text:p text:style-name="Preformatted_20_Text"><text:bookmark text:name="code-block-viewer14"/>heatmap.png</text:p>
        <text:p text:style-name="Preformatted_20_Text">portfolio.png</text:p>
        <text:p text:style-name="Preformatted_20_Text">strategy_dominance.png</text:p>
        <text:p text:style-name="Preformatted_20_Text">sharpe_leaderboard.png</text:p>
        <text:p text:style-name="Preformatted_20_Text">market_regimes.png</text:p>
        <text:p text:style-name="Preformatted_20_Text">trade_opportunities.csv</text:p>
        <text:p text:style-name="Preformatted_20_Text">scan_results.csv</text:p>
      </text:section>
      <text:p text:style-name="Horizontal_20_Line"/>
      <text:h text:style-name="Heading_20_1" text:outline-level="1"><text:soft-page-break/>🏆 Limit Leaderboard Results</text:h>
      <text:p text:style-name="Text_20_body">Show fewer top strategies.</text:p>
      <text:section text:style-name="Sect1" text:name="Section16">
        <text:p text:style-name="Preformatted_20_Text"><text:bookmark text:name="code-block-viewer15"/>python3 market_agent.py --scan sp500 --top 10</text:p>
      </text:section>
      <text:p text:style-name="Text_20_body">Default is 20.</text:p>
      <text:p text:style-name="Horizontal_20_Line"/>
      <text:h text:style-name="Heading_20_1" text:outline-level="1">🚀 Recommended Commands</text:h>
      <text:p text:style-name="Text_20_body">Quick test</text:p>
      <text:section text:style-name="Sect1" text:name="Section17">
        <text:p text:style-name="Preformatted_20_Text"><text:bookmark text:name="code-block-viewer16"/>python3 market_agent.py --scan sp500 --limit 10</text:p>
      </text:section>
      <text:p text:style-name="Text_20_body">Normal research run</text:p>
      <text:section text:style-name="Sect1" text:name="Section18">
        <text:p text:style-name="Preformatted_20_Text"><text:bookmark text:name="code-block-viewer17"/>python3 market_agent.py --scan sp500 --limit 50 --parallel</text:p>
      </text:section>
      <text:p text:style-name="Text_20_body">Full report run</text:p>
      <text:section text:style-name="Sect1" text:name="Section19">
        <text:p text:style-name="Preformatted_20_Text"><text:bookmark text:name="code-block-viewer18"/>python3 market_agent.py --scan sp500 --limit 100 --parallel --report</text:p>
      </text:section>
      <text:p text:style-name="Text_20_body">Deep strategy tuning</text:p>
      <text:section text:style-name="Sect1" text:name="Section20">
        <text:p text:style-name="Preformatted_20_Text"><text:bookmark text:name="code-block-viewer19"/>python3 market_agent.py --ticker NVDA --sweep</text:p>
      </text:section>
      <text:p text:style-name="Text_20_body">Live strategy competition</text:p>
      <text:section text:style-name="Sect1" text:name="Section21">
        <text:p text:style-name="Preformatted_20_Text"><text:bookmark text:name="code-block-viewer20"/>python3 market_agent.py --ticker NVDA --live</text:p>
      </text:section>
      <text:p text:style-name="Horizontal_20_Line"/>
      <text:h text:style-name="Heading_20_1" text:outline-level="1">🧠 What Each Option Do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ption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--ticker</text:span></text:p>
          </table:table-cell>
          <table:table-cell table:style-name="Table1.A1" office:value-type="string">
            <text:p text:style-name="Table_20_Contents">analyze a single stock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window</text:span></text:p>
          </table:table-cell>
          <table:table-cell table:style-name="Table1.A1" office:value-type="string">
            <text:p text:style-name="Table_20_Contents">backtest period in months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scan</text:span></text:p>
          </table:table-cell>
          <table:table-cell table:style-name="Table1.A1" office:value-type="string">
            <text:p text:style-name="Table_20_Contents">run multi-ticker scan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limit</text:span></text:p>
          </table:table-cell>
          <table:table-cell table:style-name="Table1.A1" office:value-type="string">
            <text:p text:style-name="Table_20_Contents">limit number of ticke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parallel</text:span></text:p>
          </table:table-cell>
          <table:table-cell table:style-name="Table1.A1" office:value-type="string">
            <text:p text:style-name="Table_20_Contents">use all CPU cor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sweep</text:span></text:p>
          </table:table-cell>
          <table:table-cell table:style-name="Table1.A1" office:value-type="string">
            <text:p text:style-name="Table_20_Contents">optimize MA paramete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top</text:span></text:p>
          </table:table-cell>
          <table:table-cell table:style-name="Table1.A1" office:value-type="string">
            <text:p text:style-name="Table_20_Contents">limit leaderboard size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report</text:span></text:p>
          </table:table-cell>
          <table:table-cell table:style-name="Table1.A1" office:value-type="string">
            <text:p text:style-name="Table_20_Contents">save charts &amp; CSV output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live</text:span></text:p>
          </table:table-cell>
          <table:table-cell table:style-name="Table1.A1" office:value-type="string">
            <text:p text:style-name="Table_20_Contents">run real-time strategy tournament</text:p>
          </table:table-cell>
        </table:table-row>
      </table:table>
      <text:p text:style-name="Horizontal_20_Line"/>
      <text:h text:style-name="Heading_20_1" text:outline-level="1">📊 Best Daily Command</text:h>
      <text:p text:style-name="Text_20_body">If running this every morning:</text:p>
      <text:section text:style-name="Sect1" text:name="Section22">
        <text:p text:style-name="Preformatted_20_Text"><text:bookmark text:name="code-block-viewer21"/>python3 market_agent.py --scan sp500 --limit 100 --parallel --report</text:p>
      </text:section>
      <text:p text:style-name="Text_20_body">This gives:</text:p>
      <text:p text:style-name="Text_20_body"><text:soft-page-break/>• strategy winners<text:line-break/>• market regime detection<text:line-break/>• Sharpe leaderboard<text:line-break/>• trade opportunities<text:line-break/>• charts</text:p>
      <text:p text:style-name="Horizontal_20_Line"/>
      <text:p text:style-name="Text_20_body">💡 <text:span text:style-name="Strong_20_Emphasis">Tip</text:span></text:p>
      <text:p text:style-name="Text_20_body">Once you start using this a lot, you can create a shortcut command like:</text:p>
      <text:section text:style-name="Sect1" text:name="Section23">
        <text:p text:style-name="Preformatted_20_Text"><text:bookmark text:name="code-block-viewer22"/>scan</text:p>
      </text:section>
      <text:p text:style-name="Text_20_body">or</text:p>
      <text:section text:style-name="Sect1" text:name="Section24">
        <text:p text:style-name="Preformatted_20_Text"><text:bookmark text:name="code-block-viewer23"/>live</text:p>
      </text:section>
      <text:p text:style-name="Text_20_body">instead of typing the full Python command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09:38:19.137610712</meta:creation-date>
    <dc:date>2026-03-06T09:39:09.852713079</dc:date>
    <meta:editing-duration>PT51S</meta:editing-duration>
    <meta:editing-cycles>1</meta:editing-cycles>
    <meta:document-statistic meta:table-count="1" meta:image-count="0" meta:object-count="0" meta:page-count="4" meta:paragraph-count="102" meta:word-count="424" meta:character-count="2715" meta:non-whitespace-character-count="2397"/>
    <meta:generator>LibreOffice/7.3.7.2$Linux_X86_64 LibreOffice_project/30$Build-2</meta:generator>
  </office:meta>
</office:document-meta>
</file>